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stroke-linejoin="round" draw:fill="none" draw:textarea-vertical-align="middle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000000" draw:stroke-linejoin="round" draw:fill="gradient" draw:fill-gradient-name="Rectangular_20_red_2f_white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dash" draw:stroke-dash="Dash_20_2" svg:stroke-width="0.071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06cm" svg:stroke-color="#000000" draw:marker-end="msArrowOpenEnd_20_9" draw:marker-end-width="0.636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solid" draw:fill-color="#000080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Blank-notes">
      <style:graphic-properties draw:fill-color="#ffffff" fo:min-height="12.573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25pt" style:font-size-asian="25pt" style:font-size-complex="25pt" fo:hyphenate="false"/>
    </style:style>
    <style:style style:name="P3" style:family="paragraph">
      <style:paragraph-properties fo:text-align="start" style:font-independent-line-spacing="true"/>
      <style:text-properties fo:font-size="25pt" style:font-size-asian="25pt" style:font-size-complex="25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line draw:name="Line 2" draw:style-name="gr1" draw:text-style-name="P1" draw:layer="layout" svg:x1="10.723cm" svg:y1="10.279cm" svg:x2="9.512cm" svg:y2="9.58cm">
          <text:p/>
        </draw:line>
        <draw:line draw:name="Line 3" draw:style-name="gr1" draw:text-style-name="P1" draw:layer="layout" svg:x1="10.718cm" svg:y1="8.901cm" svg:x2="9.508cm" svg:y2="9.6cm">
          <text:p/>
        </draw:line>
        <draw:custom-shape draw:name="Arc 4" draw:style-name="gr2" draw:text-style-name="P1" draw:layer="layout" svg:width="0.987cm" svg:height="0.99cm" draw:transform="rotate (0.771435529381494) translate (9.998cm 9.577cm)">
          <text:p/>
          <draw:enhanced-geometry draw:mirror-horizontal="false" draw:mirror-vertical="true" draw:text-areas="0 0 ?f9 ?f10" svg:viewBox="0 0 0 0" draw:type="ooxml-non-primitive" draw:enhanced-path="M -1 0 C 11929 0 21600 9670 21600 21600 F N M -1 0 C 11929 0 21600 9670 21600 21600 L 0 21600 Z S N">
            <draw:equation draw:name="f0" draw:formula="0+0-0"/>
            <draw:equation draw:name="f1" draw:formula="21600+0-0"/>
            <draw:equation draw:name="f2" draw:formula="21600+0-0"/>
            <draw:equation draw:name="f3" draw:formula="0*logwidth/21600"/>
            <draw:equation draw:name="f4" draw:formula="0*logheight/21600"/>
            <draw:equation draw:name="f5" draw:formula="21600*logwidth/21600"/>
            <draw:equation draw:name="f6" draw:formula="21600*logheight/21600"/>
            <draw:equation draw:name="f7" draw:formula="0*logwidth/21600"/>
            <draw:equation draw:name="f8" draw:formula="21600*logheight/21600"/>
            <draw:equation draw:name="f9" draw:formula="logwidth"/>
            <draw:equation draw:name="f10" draw:formula="logheight"/>
          </draw:enhanced-geometry>
        </draw:custom-shape>
        <draw:custom-shape draw:name="Arc 5" draw:style-name="gr2" draw:text-style-name="P1" draw:layer="layout" svg:width="0.727cm" svg:height="0.731cm" draw:transform="rotate (-2.37364778271229) translate (11.326cm 9.608cm)">
          <text:p/>
          <draw:enhanced-geometry draw:mirror-horizontal="false" draw:mirror-vertical="true" draw:text-areas="0 0 ?f9 ?f10" svg:viewBox="0 0 0 0" draw:type="ooxml-non-primitive" draw:enhanced-path="M -1 0 C 11929 0 21600 9670 21600 21600 F N M -1 0 C 11929 0 21600 9670 21600 21600 L 0 21600 Z S N">
            <draw:equation draw:name="f0" draw:formula="0+0-0"/>
            <draw:equation draw:name="f1" draw:formula="21600+0-0"/>
            <draw:equation draw:name="f2" draw:formula="21600+0-0"/>
            <draw:equation draw:name="f3" draw:formula="0*logwidth/21600"/>
            <draw:equation draw:name="f4" draw:formula="0*logheight/21600"/>
            <draw:equation draw:name="f5" draw:formula="21600*logwidth/21600"/>
            <draw:equation draw:name="f6" draw:formula="21600*logheight/21600"/>
            <draw:equation draw:name="f7" draw:formula="0*logwidth/21600"/>
            <draw:equation draw:name="f8" draw:formula="21600*logheight/21600"/>
            <draw:equation draw:name="f9" draw:formula="logwidth"/>
            <draw:equation draw:name="f10" draw:formula="logheight"/>
          </draw:enhanced-geometry>
        </draw:custom-shape>
        <draw:custom-shape draw:name="Oval 6" draw:style-name="gr3" draw:text-style-name="P1" draw:layer="layout" svg:width="0.197cm" svg:height="0.4cm" svg:x="10.817cm" svg:y="9.383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" draw:text-style-name="P1" draw:layer="layout" svg:width="3.8cm" svg:height="3.8cm" svg:x="18.618cm" svg:y="7.672cm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4" draw:text-style-name="P1" draw:layer="layout" svg:width="1.307cm" svg:height="0.903cm" draw:transform="rotate (0.257261531743964) translate (19.716cm 9.361cm)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10" draw:style-name="gr5" draw:text-style-name="P1" draw:layer="layout" svg:width="17.356cm" svg:height="1.287cm" svg:x="11.165cm" svg:y="9.573cm">
          <text:p/>
          <draw:enhanced-geometry draw:mirror-horizontal="false" draw:mirror-vertical="false" draw:text-areas="0 0 ?f6 ?f7" svg:viewBox="0 0 0 0" draw:type="ooxml-non-primitive" draw:enhanced-path="M 0 0 C 752 68 1504 136 2177 136 2850 136 3443 68 4037 0 N">
            <draw:equation draw:name="f0" draw:formula="0*logwidth/4037"/>
            <draw:equation draw:name="f1" draw:formula="0*logheight/136"/>
            <draw:equation draw:name="f2" draw:formula="2177*logwidth/4037"/>
            <draw:equation draw:name="f3" draw:formula="136*logheight/136"/>
            <draw:equation draw:name="f4" draw:formula="4037*logwidth/4037"/>
            <draw:equation draw:name="f5" draw:formula="0*logheight/136"/>
            <draw:equation draw:name="f6" draw:formula="logwidth"/>
            <draw:equation draw:name="f7" draw:formula="logheight"/>
          </draw:enhanced-geometry>
        </draw:custom-shape>
        <draw:custom-shape draw:name="Freeform 11" draw:style-name="gr5" draw:text-style-name="P1" draw:layer="layout" svg:width="17.462cm" svg:height="0.899cm" svg:x="11.165cm" svg:y="8.671cm">
          <text:p/>
          <draw:enhanced-geometry draw:mirror-horizontal="false" draw:mirror-vertical="true" draw:text-areas="0 0 ?f6 ?f7" svg:viewBox="0 0 0 0" draw:type="ooxml-non-primitive" draw:enhanced-path="M 0 0 C 752 68 1504 136 2177 136 2850 136 3443 68 4037 0 N">
            <draw:equation draw:name="f0" draw:formula="0*logwidth/4037"/>
            <draw:equation draw:name="f1" draw:formula="0*logheight/136"/>
            <draw:equation draw:name="f2" draw:formula="2177*logwidth/4037"/>
            <draw:equation draw:name="f3" draw:formula="136*logheight/136"/>
            <draw:equation draw:name="f4" draw:formula="4037*logwidth/4037"/>
            <draw:equation draw:name="f5" draw:formula="0*logheight/136"/>
            <draw:equation draw:name="f6" draw:formula="logwidth"/>
            <draw:equation draw:name="f7" draw:formula="logheight"/>
          </draw:enhanced-geometry>
        </draw:custom-shape>
        <draw:custom-shape draw:name="Rectangle 13" draw:style-name="gr6" draw:text-style-name="P1" draw:layer="layout" svg:width="0.996cm" svg:height="5.198cm" svg:x="16.818cm" svg:y="7.0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8" draw:style-name="gr2" draw:text-style-name="P1" draw:layer="layout" svg:width="0.497cm" svg:height="0.497cm" svg:x="19.747cm" svg:y="10.571cm">
          <text:p/>
          <draw:enhanced-geometry draw:mirror-horizontal="false" draw:mirror-vertical="tru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2" draw:text-style-name="P1" draw:layer="layout" svg:width="0.4cm" svg:height="0.4cm" svg:x="19.014cm" svg:y="9.07cm">
          <text:p/>
          <draw:enhanced-geometry draw:mirror-horizontal="false" draw:mirror-vertical="tru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2" draw:text-style-name="P1" draw:layer="layout" svg:width="0.4cm" svg:height="0.4cm" svg:x="21.418cm" svg:y="9.273cm">
          <text:p/>
          <draw:enhanced-geometry draw:mirror-horizontal="false" draw:mirror-vertical="tru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2" draw:text-style-name="P1" draw:layer="layout" svg:width="0.4cm" svg:height="0.4cm" svg:x="20.214cm" svg:y="7.871cm">
          <text:p/>
          <draw:enhanced-geometry draw:mirror-horizontal="false" draw:mirror-vertical="tru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5" draw:style-name="gr7" draw:text-style-name="P1" draw:layer="layout" svg:width="5.656cm" svg:height="5.757cm" svg:x="3.342cm" svg:y="6.98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4" draw:text-style-name="P1" draw:layer="layout" svg:width="2.203cm" svg:height="1.522cm" draw:transform="rotate (0.257261531743964) translate (4.879cm 9.377cm)">
          <text:p/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7" draw:style-name="gr8" draw:text-style-name="P3" draw:layer="layout" svg:width="9.842cm" svg:height="3.425cm" svg:x="15.511cm" svg:y="3.374cm">
          <text:p text:style-name="P2"><text:span text:style-name="T1">Elliptical galaxy with </text:span><text:span text:style-name="T1"><text:line-break/></text:span><text:span text:style-name="T1">dark matter halo</text:span><text:span text:style-name="T1"><text:line-break/></text:span><text:span text:style-name="T1">(le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3" draw:layer="layout" svg:width="4.389cm" svg:height="2.365cm" svg:x="27.513cm" svg:y="4.475cm">
          <text:p text:style-name="P2"><text:span text:style-name="T1">Radio jet</text:span></text:p>
          <text:p text:style-name="P2"><text:span text:style-name="T1">(sourc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8" draw:text-style-name="P3" draw:layer="layout" svg:width="15.201cm" svg:height="2.367cm" svg:x="14.211cm" svg:y="13.741cm">
          <text:p text:style-name="P2"><text:span text:style-name="T1">Dark substructure along sightline</text:span><text:span text:style-name="T1"><text:line-break/></text:span><text:span text:style-name="T1">to one of the lensed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7" draw:style-name="gr9" draw:text-style-name="P4" draw:layer="layout" svg:width="0.738cm" svg:height="2.321cm" svg:x="20.188cm" svg:y="11.1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7" draw:style-name="gr8" draw:text-style-name="P3" draw:layer="layout" svg:width="6.574cm" svg:height="2.367cm" svg:x="0.197cm" svg:y="13.482cm">
          <text:p text:style-name="P2"><text:span text:style-name="T1">Elliptical lens </text:span><text:span text:style-name="T1"><text:line-break/></text:span><text:span text:style-name="T1">gala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9" draw:text-style-name="P4" draw:layer="layout" svg:width="1.92cm" svg:height="2.874cm" draw:transform="rotate (-0.198793001802154) translate (3.487cm 10.447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7" draw:style-name="gr8" draw:text-style-name="P3" draw:layer="layout" svg:width="8.902cm" svg:height="3.425cm" svg:x="1.543cm" svg:y="2.283cm">
          <text:p text:style-name="P2"><text:span text:style-name="T1">Extended radio jet </text:span></text:p>
          <text:p text:style-name="P2"><text:span text:style-name="T1">lensed into </text:span><text:span text:style-name="T1"><text:line-break/></text:span><text:span text:style-name="T1">two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9" draw:text-style-name="P4" draw:layer="layout" svg:width="1.004cm" svg:height="1.824cm" svg:x="3.574cm" svg:y="6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 Box 7" draw:style-name="gr8" draw:text-style-name="P3" draw:layer="layout" svg:width="6.078cm" svg:height="3.425cm" svg:x="6.73cm" svg:y="13.546cm">
          <text:p text:style-name="P2"><text:span text:style-name="T1">Curvature</text:span><text:span text:style-name="T1"><text:line-break/></text:span><text:span text:style-name="T1">due to dark</text:span><text:span text:style-name="T1"><text:line-break/></text:span><text:span text:style-name="T1">sub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5" draw:layer="layout" svg:width="0.513cm" svg:height="2.275cm" svg:x="29.439cm" svg:y="8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09cm" svg:height="2.727cm" draw:transform="rotate (-0.65572019997427) translate (5.5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13cm" svg:height="1.448cm" draw:transform="rotate (-0.276285620590702) translate (17.39cm 9.87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>
          <draw:custom-shape draw:style-name="gr10" draw:text-style-name="P5" draw:layer="layout" svg:width="0.553cm" svg:height="1.289cm" draw:transform="rotate (-1.02695173187346) translate (7.713cm 10.205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5" draw:layer="layout" svg:width="0.572cm" svg:height="1.448cm" draw:transform="rotate (-0.276285620590702) translate (7.665cm 9.37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5" draw:layer="layout" svg:width="0.366cm" svg:height="1.118cm" draw:transform="rotate (-0.780860307342263) translate (7.847cm 9.92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name="Straight Arrow Connector 63" draw:style-name="gr9" draw:text-style-name="P4" draw:layer="layout" svg:width="1.077cm" svg:height="2.297cm" svg:x="7.755cm" svg:y="11.098cm">
          <text:p/>
          <draw:enhanced-geometry draw:mirror-horizontal="true" draw:mirror-vertical="true" svg:viewBox="0 0 21600 21600" draw:type="mso-spt32" draw:enhanced-path="M 0 0 L 21600 21600 N"/>
        </draw:custom-shape>
        <draw:custom-shape draw:style-name="gr10" draw:text-style-name="P5" draw:layer="layout" svg:width="0.609cm" svg:height="2.727cm" draw:transform="rotate (-0.65572019997427) translate (18.104cm 7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marker draw:name="msArrowOpenEnd_20_9" draw:display-name="msArrowOpenEnd 9" svg:viewBox="0 0 600 600" svg:d="m300 0 300 546-90 54-210-384-210 384-90-54z"/>
    <draw:stroke-dash draw:name="Dash_20_2" draw:display-name="Dash 2" draw:style="rect" draw:dots2="1" draw:dots2-length="0.284cm" draw:distance="0.21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/>
      <style:text-properties fo:color="#000000" style:text-outline="false" style:text-line-through-style="none" fo:font-family="Calibri" fo:font-size="28pt" fo:letter-spacing="normal" fo:language="sv" fo:country="S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sv" style:country-asian="SE" style:font-style-asian="normal" style:font-weight-asian="normal" style:font-family-complex="'Lohit Hindi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sv" fo:country="S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sv" style:country-asian="SE" style:font-style-asian="normal" style:font-weight-asian="normal" style:font-family-complex="'Lohit Hindi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0cm" svg:height="0cm" svg:x="0cm" svg:y="0cm" presentation:class="date-time">
        <draw:text-box>
          <text:p text:style-name="MP3"><text:span text:style-name="MT1"><text:date style:data-style-name="D1" text:date-value="2014-01-31">1/31/14</text:date></text:span></text:p>
        </draw:text-box>
      </draw:frame>
      <draw:frame draw:name="Footer Placeholder 2" presentation:style-name="Mpr1" draw:text-style-name="MP4" draw:layer="backgroundobjects" svg:width="0cm" svg:height="0cm" svg:x="0cm" svg:y="0cm" presentation:class="footer">
        <draw:text-box>
          <text:p/>
        </draw:text-box>
      </draw:frame>
      <draw:frame draw:name="Slide Number Placeholder 3" presentation:style-name="Mpr1" draw:text-style-name="MP4" draw:layer="backgroundobjects" svg:width="0cm" svg:height="0cm" svg:x="0cm" svg:y="0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29.801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31T13:33:18</dc:date>
    <meta:generator>LibreOffice/3.5$Linux_X86_64 LibreOffice_project/350m1$Build-2</meta:generator>
    <meta:editing-duration>P0D</meta:editing-duration>
    <meta:editing-cycles>1</meta:editing-cycles>
    <meta:document-statistic meta:object-count="57"/>
  </office:meta>
</office:document-meta>
</file>